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110"/>
    <style:style style:name="ce8" style:family="table-cell" style:parent-style-name="Default" style:data-style-name="N112"/>
    <style:style style:name="ce9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2">
      <style:text-properties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2">
      <style:text-properties fo:font-weight="bold" style:font-weight-asian="bold" style:font-weight-complex="bold"/>
    </style:style>
    <style:style style:name="ce16" style:family="table-cell" style:parent-style-name="Default" style:data-style-name="N110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2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gerettete Leben</text:p>
          </table:table-cell>
          <table:table-cell office:value-type="string" calcext:value-type="string">
            <text:p>Summe in €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samt</text:p>
          </table:table-cell>
          <table:table-cell table:style-name="ce4" table:formula="of:=SUM([.B3:.B6])" office:value-type="float" office:value="10.952059469697" calcext:value-type="float">
            <text:p>10,9521</text:p>
          </table:table-cell>
          <table:table-cell table:style-name="ce8" table:formula="of:=SUM([.B9:.B128])" office:value-type="currency" office:currency="EUR" office:value="51666.77" calcext:value-type="currency">
            <text:p>€ 51.666,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2" table:formula="of:=SUM([.E46:.E110])" office:value-type="float" office:value="1.0586363030303" calcext:value-type="float">
            <text:p>1,059</text:p>
          </table:table-cell>
          <table:table-cell table:number-columns-repeated="102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2" table:formula="of:=SUM([.E9:.E101])" office:value-type="float" office:value="9.67142316666667" calcext:value-type="float">
            <text:p>9,671</text:p>
          </table:table-cell>
          <table:table-cell table:number-columns-repeated="102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(460+650)/5000" office:value-type="float" office:value="0.222" calcext:value-type="float">
            <text:p>0,2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Jahr</text:p>
          </table:table-cell>
          <table:table-cell table:style-name="ce3" office:value-type="string" calcext:value-type="string">
            <text:p>Betrag</text:p>
          </table:table-cell>
          <table:table-cell table:style-name="ce3" office:value-type="string" calcext:value-type="string">
            <text:p>Wohin</text:p>
          </table:table-cell>
          <table:table-cell table:style-name="ce13" office:value-type="string" calcext:value-type="string">
            <text:p>cpls</text:p>
          </table:table-cell>
          <table:table-cell table:style-name="ce16" office:value-type="string" calcext:value-type="string">
            <text:p>Gerettete Leben</text:p>
          </table:table-cell>
          <table:table-cell table:style-name="ce3" office:value-type="string" calcext:value-type="string">
            <text:p>Sonstiges</text:p>
          </table:table-cell>
          <table:table-cell table:style-name="ce3" office:value-type="string" calcext:value-type="string">
            <text:p>Quelle cpls</text:p>
          </table:table-cell>
          <table:table-cell table:style-name="ce3" office:value-type="string" calcext:value-type="string">
            <text:p>von anderen</text:p>
          </table:table-cell>
          <table:table-cell table:style-name="ce1" table:number-columns-repeated="1016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400" calcext:value-type="currency">
            <text:p>€ 400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9]/[.D9]" office:value-type="float" office:value="0.08" calcext:value-type="float">
            <text:p>0,080</text:p>
          </table:table-cell>
          <table:table-cell office:value-type="string" calcext:value-type="string">
            <text:p>Geld das rumlag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42" calcext:value-type="currency">
            <text:p>€ 42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10]/[.D10]" office:value-type="float" office:value="0.0084" calcext:value-type="float">
            <text:p>0,008</text:p>
          </table:table-cell>
          <table:table-cell office:value-type="string" calcext:value-type="string">
            <text:p>Geld das rumlag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5" calcext:value-type="currency">
            <text:p>€ 25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11]/[.D11]" office:value-type="float" office:value="0.005" calcext:value-type="float">
            <text:p>0,005</text:p>
          </table:table-cell>
          <table:table-cell office:value-type="string" calcext:value-type="string">
            <text:p>Mathe Nachhilfe Hanna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500" calcext:value-type="currency">
            <text:p>€ 2.500,00</text:p>
          </table:table-cell>
          <table:table-cell office:value-type="string" calcext:value-type="string">
            <text:p>Helen Keller Int</text:p>
          </table:table-cell>
          <table:table-cell office:value-type="currency" office:currency="EUR" office:value="4000" calcext:value-type="currency">
            <text:p>€ 4.000,00</text:p>
          </table:table-cell>
          <table:table-cell table:formula="of:=[.B12]/[.D12]" office:value-type="float" office:value="0.625" calcext:value-type="float">
            <text:p>0,625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0" calcext:value-type="currency">
            <text:p>€ 20,00</text:p>
          </table:table-cell>
          <table:table-cell office:value-type="string" calcext:value-type="string">
            <text:p>Helen Keller Int</text:p>
          </table:table-cell>
          <table:table-cell office:value-type="currency" office:currency="EUR" office:value="4000" calcext:value-type="currency">
            <text:p>€ 4.000,00</text:p>
          </table:table-cell>
          <table:table-cell table:formula="of:=[.B13]/[.D13]" office:value-type="float" office:value="0.005" calcext:value-type="float">
            <text:p>0,005</text:p>
          </table:table-cell>
          <table:table-cell office:value-type="string" calcext:value-type="string">
            <text:p>Mathe Nachhilfe Hanna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900" calcext:value-type="currency">
            <text:p>€ 2.900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14]/[.D14]" office:value-type="float" office:value="0.58" calcext:value-type="float">
            <text:p>0,580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30" calcext:value-type="currency">
            <text:p>€ 30,00</text:p>
          </table:table-cell>
          <table:table-cell office:value-type="string" calcext:value-type="string">
            <text:p>Against Malaria Foundation</text:p>
          </table:table-cell>
          <table:table-cell office:value-type="currency" office:currency="EUR" office:value="5500" calcext:value-type="currency">
            <text:p>€ 5.500,00</text:p>
          </table:table-cell>
          <table:table-cell table:formula="of:=[.B15]/[.D15]" office:value-type="float" office:value="0.00545454545454546" calcext:value-type="float">
            <text:p>0,005</text:p>
          </table:table-cell>
          <table:table-cell office:value-type="string" calcext:value-type="string">
            <text:p>Mathe Nachhilfe Hanna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900" calcext:value-type="currency">
            <text:p>€ 2.900,00</text:p>
          </table:table-cell>
          <table:table-cell office:value-type="string" calcext:value-type="string">
            <text:p>GiveWell Top Charities Fund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16]/[.D16]" office:value-type="float" office:value="0.58" calcext:value-type="float">
            <text:p>0,580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0" calcext:value-type="currency">
            <text:p>€ 20,00</text:p>
          </table:table-cell>
          <table:table-cell office:value-type="string" calcext:value-type="string">
            <text:p>New Incentives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17]/[.D17]" office:value-type="float" office:value="0.004" calcext:value-type="float">
            <text:p>0,004</text:p>
          </table:table-cell>
          <table:table-cell office:value-type="string" calcext:value-type="string">
            <text:p>Lukas Mathe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500" calcext:value-type="currency">
            <text:p>€ 2.500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18]/[.D18]" office:value-type="float" office:value="0.5" calcext:value-type="float">
            <text:p>0,500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110" calcext:value-type="currency">
            <text:p>€ 2.110,00</text:p>
          </table:table-cell>
          <table:table-cell office:value-type="string" calcext:value-type="string">
            <text:p>Strong Minds</text:p>
          </table:table-cell>
          <table:table-cell office:value-type="currency" office:currency="EUR" office:value="10000" calcext:value-type="currency">
            <text:p>€ 10.000,00</text:p>
          </table:table-cell>
          <table:table-cell table:formula="of:=[.B19]/[.D19]" office:value-type="float" office:value="0.211" calcext:value-type="float">
            <text:p>0,211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<text:s/>Zahl nicht aus Quelle, gilt als recht effizient, aber ich habe keine Möglichkeit die genaue cpls auszurechnen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110" calcext:value-type="currency">
            <text:p>€ 2.110,00</text:p>
          </table:table-cell>
          <table:table-cell office:value-type="string" calcext:value-type="string">
            <text:p>Family Empowerment Media</text:p>
          </table:table-cell>
          <table:table-cell office:value-type="currency" office:currency="EUR" office:value="10000" calcext:value-type="currency">
            <text:p>€ 10.000,00</text:p>
          </table:table-cell>
          <table:table-cell table:formula="of:=[.B20]/[.D20]" office:value-type="float" office:value="0.211" calcext:value-type="float">
            <text:p>0,211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<text:s/>Zahl nicht aus Quelle, gilt als recht effizient, aber ich habe keine Möglichkeit die genaue cpls auszurechnen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796" calcext:value-type="currency">
            <text:p>€ 2.796,00</text:p>
          </table:table-cell>
          <table:table-cell office:value-type="string" calcext:value-type="string">
            <text:p>Helen Keller Int</text:p>
          </table:table-cell>
          <table:table-cell office:value-type="currency" office:currency="EUR" office:value="4000" calcext:value-type="currency">
            <text:p>€ 4.000,00</text:p>
          </table:table-cell>
          <table:table-cell table:formula="of:=[.B21]/[.D21]" office:value-type="float" office:value="0.699" calcext:value-type="float">
            <text:p>0,699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30" calcext:value-type="currency">
            <text:p>€ 30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22]/[.D22]" office:value-type="float" office:value="0.006" calcext:value-type="float">
            <text:p>0,006</text:p>
          </table:table-cell>
          <table:table-cell office:value-type="string" calcext:value-type="string">
            <text:p>Mathe Nachhilfe Hanna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511" calcext:value-type="currency">
            <text:p>€ 2.511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23]/[.D23]" office:value-type="float" office:value="0.5022" calcext:value-type="float">
            <text:p>0,502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373.61" calcext:value-type="currency">
            <text:p>€ 2.373,61</text:p>
          </table:table-cell>
          <table:table-cell office:value-type="string" calcext:value-type="string">
            <text:p>Water.org</text:p>
          </table:table-cell>
          <table:table-cell office:value-type="currency" office:currency="EUR" office:value="10000" calcext:value-type="currency">
            <text:p>€ 10.000,00</text:p>
          </table:table-cell>
          <table:table-cell table:formula="of:=[.B24]/[.D24]" office:value-type="float" office:value="0.237361" calcext:value-type="float">
            <text:p>0,237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<text:s/>Zahl nicht aus Quelle, gilt als recht effizient, aber ich habe keine Möglichkeit die genaue cpls auszurechnen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374" calcext:value-type="currency">
            <text:p>€ 2.374,00</text:p>
          </table:table-cell>
          <table:table-cell office:value-type="string" calcext:value-type="string">
            <text:p>Iodine Global Network</text:p>
          </table:table-cell>
          <table:table-cell office:value-type="currency" office:currency="EUR" office:value="10000" calcext:value-type="currency">
            <text:p>€ 10.000,00</text:p>
          </table:table-cell>
          <table:table-cell table:formula="of:=[.B25]/[.D25]" office:value-type="float" office:value="0.2374" calcext:value-type="float">
            <text:p>0,237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<text:s/>Zahl nicht aus Quelle, gilt als recht effizient, aber ich habe keine Möglichkeit die genaue cpls auszurechnen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900" calcext:value-type="currency">
            <text:p>€ 2.900,00</text:p>
          </table:table-cell>
          <table:table-cell office:value-type="string" calcext:value-type="string">
            <text:p>Against Malaria Foundation</text:p>
          </table:table-cell>
          <table:table-cell office:value-type="currency" office:currency="EUR" office:value="5500" calcext:value-type="currency">
            <text:p>€ 5.500,00</text:p>
          </table:table-cell>
          <table:table-cell table:formula="of:=[.B26]/[.D26]" office:value-type="float" office:value="0.527272727272727" calcext:value-type="float">
            <text:p>0,527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10" calcext:value-type="currency">
            <text:p>€ 10,00</text:p>
          </table:table-cell>
          <table:table-cell office:value-type="string" calcext:value-type="string">
            <text:p>Against Malaria Foundation</text:p>
          </table:table-cell>
          <table:table-cell office:value-type="currency" office:currency="EUR" office:value="5500" calcext:value-type="currency">
            <text:p>€ 5.500,00</text:p>
          </table:table-cell>
          <table:table-cell table:formula="of:=[.B27]/[.D27]" office:value-type="float" office:value="0.00181818181818182" calcext:value-type="float">
            <text:p>0,002</text:p>
          </table:table-cell>
          <table:table-cell office:value-type="string" calcext:value-type="string">
            <text:p>Lukas Mathe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866.59" calcext:value-type="currency">
            <text:p>€ 2.866,59</text:p>
          </table:table-cell>
          <table:table-cell office:value-type="string" calcext:value-type="string">
            <text:p>Helen Keller Int</text:p>
          </table:table-cell>
          <table:table-cell office:value-type="currency" office:currency="EUR" office:value="4000" calcext:value-type="currency">
            <text:p>€ 4.000,00</text:p>
          </table:table-cell>
          <table:table-cell table:formula="of:=[.B28]/[.D28]" office:value-type="float" office:value="0.7166475" calcext:value-type="float">
            <text:p>0,717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991" calcext:value-type="currency">
            <text:p>€ 991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29]/[.D29]" office:value-type="float" office:value="0.1982" calcext:value-type="float">
            <text:p>0,198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63" calcext:value-type="currency">
            <text:p>€ 263,00</text:p>
          </table:table-cell>
          <table:table-cell office:value-type="string" calcext:value-type="string">
            <text:p>Strong Minds</text:p>
          </table:table-cell>
          <table:table-cell office:value-type="currency" office:currency="EUR" office:value="10000" calcext:value-type="currency">
            <text:p>€ 10.000,00</text:p>
          </table:table-cell>
          <table:table-cell table:formula="of:=[.B30]/[.D30]" office:value-type="float" office:value="0.0263" calcext:value-type="float">
            <text:p>0,026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<text:s/>Zahl nicht aus Quelle, gilt als recht effizient, aber ich habe keine Möglichkeit die genaue cpls auszurechnen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63" calcext:value-type="currency">
            <text:p>€ 263,00</text:p>
          </table:table-cell>
          <table:table-cell office:value-type="string" calcext:value-type="string">
            <text:p>Family Empowerment Media</text:p>
          </table:table-cell>
          <table:table-cell office:value-type="currency" office:currency="EUR" office:value="10000" calcext:value-type="currency">
            <text:p>€ 10.000,00</text:p>
          </table:table-cell>
          <table:table-cell table:formula="of:=[.B31]/[.D31]" office:value-type="float" office:value="0.0263" calcext:value-type="float">
            <text:p>0,026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<text:s/>Zahl nicht aus Quelle, gilt als recht effizient, aber ich habe keine Möglichkeit die genaue cpls auszurechnen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871" calcext:value-type="currency">
            <text:p>€ 2.871,00</text:p>
          </table:table-cell>
          <table:table-cell office:value-type="string" calcext:value-type="string">
            <text:p>New Incentives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32]/[.D32]" office:value-type="float" office:value="0.5742" calcext:value-type="float">
            <text:p>0,574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9" office:value-type="currency" office:currency="EUR" office:value="2853.15" calcext:value-type="currency">
            <text:p>€ 2.853,15</text:p>
          </table:table-cell>
          <table:table-cell office:value-type="string" calcext:value-type="string">
            <text:p>GiveWell Top Charities Fund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33]/[.D33]" office:value-type="float" office:value="0.57063" calcext:value-type="float">
            <text:p>0,571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11" office:value-type="currency" office:currency="EUR" office:value="2554.32" calcext:value-type="currency">
            <text:p>€ 2.554,32</text:p>
          </table:table-cell>
          <table:table-cell office:value-type="string" calcext:value-type="string">
            <text:p>GiveWell Top Charities Fund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34]/[.D34]" office:value-type="float" office:value="0.510864" calcext:value-type="float">
            <text:p>0,511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900" calcext:value-type="currency">
            <text:p>€ 2.900,00</text:p>
          </table:table-cell>
          <table:table-cell office:value-type="string" calcext:value-type="string">
            <text:p>Against Malaria Foundation</text:p>
          </table:table-cell>
          <table:table-cell office:value-type="currency" office:currency="EUR" office:value="5500" calcext:value-type="currency">
            <text:p>€ 5.500,00</text:p>
          </table:table-cell>
          <table:table-cell table:formula="of:=[.B35]/[.D35]" office:value-type="float" office:value="0.527272727272727" calcext:value-type="float">
            <text:p>0,527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104.44" calcext:value-type="currency">
            <text:p>€ 104,44</text:p>
          </table:table-cell>
          <table:table-cell office:value-type="string" calcext:value-type="string">
            <text:p>New Incentives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36]/[.D36]" office:value-type="float" office:value="0.020888" calcext:value-type="float">
            <text:p>0,021</text:p>
          </table:table-cell>
          <table:table-cell office:value-type="string" calcext:value-type="string">
            <text:p>Marie Ausgleich Viennalekarten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30" calcext:value-type="currency">
            <text:p>€ 30,00</text:p>
          </table:table-cell>
          <table:table-cell office:value-type="string" calcext:value-type="string">
            <text:p>New Incentives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37]/[.D37]" office:value-type="float" office:value="0.006" calcext:value-type="float">
            <text:p>0,006</text:p>
          </table:table-cell>
          <table:table-cell office:value-type="string" calcext:value-type="string">
            <text:p>Mathe Nachhilfe Hanna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000" calcext:value-type="currency">
            <text:p>€ 2.000,00</text:p>
          </table:table-cell>
          <table:table-cell office:value-type="string" calcext:value-type="string">
            <text:p>Against Malaria Foundation</text:p>
          </table:table-cell>
          <table:table-cell office:value-type="currency" office:currency="EUR" office:value="5500" calcext:value-type="currency">
            <text:p>€ 5.500,00</text:p>
          </table:table-cell>
          <table:table-cell table:formula="of:=[.B38]/[.D38]" office:value-type="float" office:value="0.363636363636364" calcext:value-type="float">
            <text:p>0,364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20" calcext:value-type="currency">
            <text:p>€ 20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39]/[.D39]" office:value-type="float" office:value="0.004" calcext:value-type="float">
            <text:p>0,004</text:p>
          </table:table-cell>
          <table:table-cell office:value-type="string" calcext:value-type="string">
            <text:p>Hanna Mathe Nachhilfe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50" calcext:value-type="currency">
            <text:p>€ 50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40]/[.D40]" office:value-type="float" office:value="0.01" calcext:value-type="float">
            <text:p>0,010</text:p>
          </table:table-cell>
          <table:table-cell office:value-type="string" calcext:value-type="string">
            <text:p>Hanna Erfolg Mathe SA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46" calcext:value-type="currency">
            <text:p>€ 46,00</text:p>
          </table:table-cell>
          <table:table-cell office:value-type="string" calcext:value-type="string">
            <text:p>Against Malaria Foundation</text:p>
          </table:table-cell>
          <table:table-cell office:value-type="currency" office:currency="EUR" office:value="5500" calcext:value-type="currency">
            <text:p>€ 5.500,00</text:p>
          </table:table-cell>
          <table:table-cell table:formula="of:=[.B41]/[.D41]" office:value-type="float" office:value="0.00836363636363636" calcext:value-type="float">
            <text:p>0,008</text:p>
          </table:table-cell>
          <table:table-cell office:value-type="string" calcext:value-type="string">
            <text:p>Luggi Resch 2 € für schreiben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10" calcext:value-type="currency">
            <text:p>€ 10,00</text:p>
          </table:table-cell>
          <table:table-cell office:value-type="string" calcext:value-type="string">
            <text:p>Against Malaria Foundation</text:p>
          </table:table-cell>
          <table:table-cell office:value-type="currency" office:currency="EUR" office:value="5500" calcext:value-type="currency">
            <text:p>€ 5.500,00</text:p>
          </table:table-cell>
          <table:table-cell table:formula="of:=[.B42]/[.D42]" office:value-type="float" office:value="0.00181818181818182" calcext:value-type="float">
            <text:p>0,002</text:p>
          </table:table-cell>
          <table:table-cell office:value-type="string" calcext:value-type="string">
            <text:p>Faulheit, habe nur meine Kartennummer gebraucht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10" calcext:value-type="currency">
            <text:p>€ 10,00</text:p>
          </table:table-cell>
          <table:table-cell office:value-type="string" calcext:value-type="string">
            <text:p>Ärzte ohne Grenzen</text:p>
          </table:table-cell>
          <table:table-cell office:value-type="currency" office:currency="EUR" office:value="20000" calcext:value-type="currency">
            <text:p>€ 20.000,00</text:p>
          </table:table-cell>
          <table:table-cell table:formula="of:=[.B43]/[.D43]" office:value-type="float" office:value="0.0005" calcext:value-type="float">
            <text:p>0,001</text:p>
          </table:table-cell>
          <table:table-cell office:value-type="string" calcext:value-type="string">
            <text:p>In Ehren von Dr. Tenma</text:p>
          </table:table-cell>
          <table:table-cell office:value-type="string" calcext:value-type="string">
            <text:p>eigene Schätzung ohne seriöse Quelle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45.04" calcext:value-type="currency">
            <text:p>€ 45,04</text:p>
          </table:table-cell>
          <table:table-cell office:value-type="string" calcext:value-type="string">
            <text:p>Helen Keller Int</text:p>
          </table:table-cell>
          <table:table-cell office:value-type="currency" office:currency="EUR" office:value="4000" calcext:value-type="currency">
            <text:p>€ 4.000,00</text:p>
          </table:table-cell>
          <table:table-cell table:formula="of:=[.B44]/[.D44]" office:value-type="float" office:value="0.01126" calcext:value-type="float">
            <text:p>0,011</text:p>
          </table:table-cell>
          <table:table-cell office:value-type="string" calcext:value-type="string">
            <text:p>Vorschlag von Viktoria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8" office:value-type="currency" office:currency="EUR" office:value="50" calcext:value-type="currency">
            <text:p>€ 50,00</text:p>
          </table:table-cell>
          <table:table-cell office:value-type="string" calcext:value-type="string">
            <text:p>GiveWell Top Charities Fund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45]/[.D45]" office:value-type="float" office:value="0.01" calcext:value-type="float">
            <text:p>0,010</text:p>
          </table:table-cell>
          <table:table-cell office:value-type="string" calcext:value-type="string">
            <text:p>Rest 2023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8" office:value-type="currency" office:currency="EUR" office:value="2950.98" calcext:value-type="currency">
            <text:p>€ 2.950,98</text:p>
          </table:table-cell>
          <table:table-cell office:value-type="string" calcext:value-type="string">
            <text:p>New Incentives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46]/[.D46]" office:value-type="float" office:value="0.590196" calcext:value-type="float">
            <text:p>0,590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8" office:value-type="currency" office:currency="EUR" office:value="55" calcext:value-type="currency">
            <text:p>€ 55,00</text:p>
          </table:table-cell>
          <table:table-cell office:value-type="string" calcext:value-type="string">
            <text:p>Malaria Consortium</text:p>
          </table:table-cell>
          <table:table-cell office:value-type="currency" office:currency="EUR" office:value="5000" calcext:value-type="currency">
            <text:p>€ 5.000,00</text:p>
          </table:table-cell>
          <table:table-cell table:formula="of:=[.B47]/[.D47]" office:value-type="float" office:value="0.011" calcext:value-type="float">
            <text:p>0,011</text:p>
          </table:table-cell>
          <table:table-cell office:value-type="string" calcext:value-type="string">
            <text:p>Hanna Lasertag + Kathi (Brunner) Spende</text:p>
          </table:table-cell>
          <table:table-cell office:value-type="string" calcext:value-type="string">
            <text:p>GiveWell</text:p>
          </table:table-cell>
          <table:table-cell office:value-type="string" calcext:value-type="string">
            <text:p>j</text:p>
          </table:table-cell>
          <table:table-cell table:number-columns-repeated="1016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8" office:value-type="currency" office:currency="EUR" office:value="20" calcext:value-type="currency">
            <text:p>€ 20,00</text:p>
          </table:table-cell>
          <table:table-cell office:value-type="string" calcext:value-type="string">
            <text:p>Family Empowerment Media + Water.org</text:p>
          </table:table-cell>
          <table:table-cell office:value-type="currency" office:currency="EUR" office:value="15000" calcext:value-type="currency">
            <text:p>€ 15.000,00</text:p>
          </table:table-cell>
          <table:table-cell table:formula="of:=[.B48]/[.D48]" office:value-type="float" office:value="0.00133333333333333" calcext:value-type="float">
            <text:p>0,001</text:p>
          </table:table-cell>
          <table:table-cell office:value-type="string" calcext:value-type="string">
            <text:p>Hanna Spende</text:p>
          </table:table-cell>
          <table:table-cell office:value-type="string" calcext:value-type="string">
            <text:p>eigene Schätzung ohne seriöse Quelle</text:p>
          </table:table-cell>
          <table:table-cell office:value-type="string" calcext:value-type="string">
            <text:p>j</text:p>
          </table:table-cell>
          <table:table-cell table:number-columns-repeated="1016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8" office:value-type="currency" office:currency="EUR" office:value="50" calcext:value-type="currency">
            <text:p>€ 50,00</text:p>
          </table:table-cell>
          <table:table-cell office:value-type="string" calcext:value-type="string">
            <text:p>Family Empowerment Media + Water.org</text:p>
          </table:table-cell>
          <table:table-cell office:value-type="currency" office:currency="EUR" office:value="15000" calcext:value-type="currency">
            <text:p>€ 15.000,00</text:p>
          </table:table-cell>
          <table:table-cell table:formula="of:=[.B49]/[.D49]" office:value-type="float" office:value="0.00333333333333333" calcext:value-type="float">
            <text:p>0,003</text:p>
          </table:table-cell>
          <table:table-cell office:value-type="string" calcext:value-type="string">
            <text:p>Hanna Geburtstagsgeschenk</text:p>
          </table:table-cell>
          <table:table-cell office:value-type="string" calcext:value-type="string">
            <text:p>eigene Schätzung ohne seriöse Quelle</text:p>
          </table:table-cell>
          <table:table-cell table:number-columns-repeated="101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8" office:value-type="currency" office:currency="EUR" office:value="1102" calcext:value-type="currency">
            <text:p>€ 1.102,00</text:p>
          </table:table-cell>
          <table:table-cell office:value-type="string" calcext:value-type="string">
            <text:p>Against Malaria Foundation</text:p>
          </table:table-cell>
          <table:table-cell office:value-type="currency" office:currency="EUR" office:value="5500" calcext:value-type="currency">
            <text:p>€ 5.500,00</text:p>
          </table:table-cell>
          <table:table-cell table:formula="of:=[.B50]/[.D50]" office:value-type="float" office:value="0.200363636363636" calcext:value-type="float">
            <text:p>0,200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8" office:value-type="currency" office:currency="EUR" office:value="1009.64" calcext:value-type="currency">
            <text:p>€ 1.009,64</text:p>
          </table:table-cell>
          <table:table-cell office:value-type="string" calcext:value-type="string">
            <text:p>Helen Keller Int</text:p>
          </table:table-cell>
          <table:table-cell office:value-type="currency" office:currency="EUR" office:value="4000" calcext:value-type="currency">
            <text:p>€ 4.000,00</text:p>
          </table:table-cell>
          <table:table-cell table:formula="of:=[.B51]/[.D51]" office:value-type="float" office:value="0.25241" calcext:value-type="float">
            <text:p>0,252</text:p>
          </table:table-cell>
          <table:table-cell office:value-type="string" calcext:value-type="string">
            <text:p>Geburtstagsgeld</text:p>
          </table:table-cell>
          <table:table-cell office:value-type="string" calcext:value-type="string">
            <text:p>GiveWell</text:p>
          </table:table-cell>
          <table:table-cell table:number-columns-repeated="101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8"/>
          <table:table-cell table:number-columns-repeated="102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8"/>
          <table:table-cell table:number-columns-repeated="1022"/>
        </table:table-row>
        <table:table-row table:style-name="ro1" table:number-rows-repeated="169">
          <table:table-cell/>
          <table:table-cell table:style-name="ce8"/>
          <table:table-cell table:number-columns-repeated="1022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H5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8" number:min-decimal-places="8"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0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1:40:45.170466374</meta:creation-date>
    <dc:date>2024-01-08T14:37:17.860726734</dc:date>
    <meta:editing-duration>PT3H58M38S</meta:editing-duration>
    <meta:editing-cycles>52</meta:editing-cycles>
    <meta:generator>LibreOffice/7.3.7.2$Linux_X86_64 LibreOffice_project/30$Build-2</meta:generator>
    <meta:document-statistic meta:table-count="1" meta:cell-count="326" meta:object-count="0"/>
  </office:meta>
</office:document-meta>
</file>